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99000001DF8725713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7cm" svg:height="6.678cm" svg:x="0cm" svg:y="0cm">
            <draw:image xlink:href="Pictures/1000020100000399000001DF8725713D.png" xlink:type="simple" xlink:show="embed" xlink:actuate="onLoad">
              <text:p/>
            </draw:image>
          </draw:frame>
          <draw:custom-shape draw:style-name="gr2" draw:text-style-name="P1" draw:layer="layout" svg:width="12.7cm" svg:height="6.667cm" svg:x="0cm" svg:y="0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0.756cm" svg:height="0.64cm" svg:x="0.158cm" svg:y="0.158cm">
          <draw:text-box>
            <text:p text:style-name="P2"><text:span text:style-name="T1">A</text:span></text:p>
          </draw:text-box>
        </draw:frame>
        <draw:frame draw:style-name="gr3" draw:text-style-name="P3" draw:layer="layout" svg:width="0.735cm" svg:height="0.64cm" svg:x="8.89cm" svg:y="0.158cm">
          <draw:text-box>
            <text:p text:style-name="P2"><text:span text:style-name="T1">B</text:span></text:p>
          </draw:text-box>
        </draw:frame>
        <draw:frame draw:style-name="gr3" draw:text-style-name="P3" draw:layer="layout" svg:width="0.735cm" svg:height="0.64cm" svg:x="8.917cm" svg:y="3.491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4T13:49:59</meta:creation-date>
    <dc:date>2013-01-14T14:05:05</dc:date>
    <dc:creator>neptune </dc:creator>
    <meta:editing-duration>PT7M4S</meta:editing-duration>
    <meta:editing-cycles>3</meta:editing-cycles>
    <meta:generator>LibreOffice/3.5$Linux_X86_64 LibreOffice_project/350m1$Build-2</meta:generator>
    <meta:document-statistic meta:object-count="6"/>
  </office:meta>
</office:document-meta>
</file>